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="" draw:marker-start-width="0.35cm" draw:marker-end="Arrowhead_20_1" draw:marker-end-width="0.45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="Arrowhead_20_1" draw:marker-end-width="0.4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e6e6e6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3cm" svg:stroke-color="#ff0000" draw:marker-start-width="0.5cm" draw:marker-end="Arrowhead_20_5" draw:marker-end-width="0.6cm" draw:fill="none" draw:fill-color="#ff0000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svg:stroke-width="0.1cm" svg:stroke-color="#000000" draw:fill="none" draw:fill-color="#e6e6e6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2cm" svg:stroke-color="#ff3366" draw:marker-start-width="0.35cm" draw:marker-end="Arrowhead_20_5" draw:marker-end-width="0.45cm" draw:fill="none" draw:fill-color="#e6e6e6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0000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0000" draw:marker-start="" draw:marker-start-width="0.35cm" draw:marker-end="Arrowhead_20_1" draw:marker-end-width="0.45cm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0000" draw:marker-start-width="0.35cm" draw:marker-end="Arrowhead_20_1" draw:marker-end-width="0.45cm" draw:fill="none" draw:fill-color="#ffff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.1cm" svg:stroke-color="#000000" draw:marker-start-width="0.35cm" draw:marker-end="" draw:marker-end-width="0.4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xml:id="id1" draw:id="id1">
          <draw:custom-shape draw:style-name="gr1" draw:text-style-name="P2" draw:layer="layout" svg:width="3cm" svg:height="3cm" svg:x="10.3cm" svg:y="2cm">
            <text:p text:style-name="P1"><text:span text:style-name="T1">4 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8cm" svg:y1="2cm" svg:x2="11.8cm" svg:y2="5cm">
            <text:p/>
          </draw:line>
          <draw:line draw:style-name="gr3" draw:text-style-name="P1" draw:layer="layout" svg:x1="10.7cm" svg:y1="2.7cm" svg:x2="11.7cm" svg:y2="2.7cm">
            <text:p/>
          </draw:line>
          <draw:line draw:style-name="gr4" draw:text-style-name="P1" draw:layer="layout" svg:x1="12.2cm" svg:y1="2.9cm" svg:x2="12.2cm" svg:y2="2.2cm">
            <text:p/>
          </draw:line>
        </draw:g>
        <draw:g xml:id="id2" draw:id="id2">
          <draw:custom-shape draw:style-name="gr1" draw:text-style-name="P2" draw:layer="layout" svg:width="3cm" svg:height="3cm" svg:x="6.6cm" svg:y="5.9cm">
            <text:p text:style-name="P1"><text:span text:style-name="T1">2 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1cm" svg:y1="5.9cm" svg:x2="8.1cm" svg:y2="8.9cm">
            <text:p/>
          </draw:line>
          <draw:line draw:style-name="gr3" draw:text-style-name="P1" draw:layer="layout" svg:x1="7cm" svg:y1="6.6cm" svg:x2="8cm" svg:y2="6.6cm">
            <text:p/>
          </draw:line>
          <draw:line draw:style-name="gr4" draw:text-style-name="P1" draw:layer="layout" svg:x1="8.5cm" svg:y1="6.8cm" svg:x2="8.5cm" svg:y2="6.1cm">
            <text:p/>
          </draw:line>
        </draw:g>
        <draw:g xml:id="id3" draw:id="id3">
          <draw:custom-shape draw:style-name="gr1" draw:text-style-name="P2" draw:layer="layout" svg:width="3cm" svg:height="3cm" svg:x="3.2cm" svg:y="10.7cm">
            <text:p text:style-name="P1"><text:span text:style-name="T1">1 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.7cm" svg:y1="10.7cm" svg:x2="4.7cm" svg:y2="13.7cm">
            <text:p/>
          </draw:line>
          <draw:line draw:style-name="gr3" draw:text-style-name="P1" draw:layer="layout" svg:x1="3.6cm" svg:y1="11.4cm" svg:x2="4.6cm" svg:y2="11.4cm">
            <text:p/>
          </draw:line>
          <draw:line draw:style-name="gr4" draw:text-style-name="P1" draw:layer="layout" svg:x1="5.1cm" svg:y1="11.6cm" svg:x2="5.1cm" svg:y2="10.9cm">
            <text:p/>
          </draw:line>
        </draw:g>
        <draw:g xml:id="id4" draw:id="id4">
          <draw:custom-shape draw:style-name="gr1" draw:text-style-name="P2" draw:layer="layout" svg:width="3cm" svg:height="3cm" svg:x="9.2cm" svg:y="10.5cm">
            <text:p text:style-name="P1"><text:span text:style-name="T1">3 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7cm" svg:y1="10.5cm" svg:x2="10.7cm" svg:y2="13.5cm">
            <text:p/>
          </draw:line>
          <draw:line draw:style-name="gr3" draw:text-style-name="P1" draw:layer="layout" svg:x1="9.6cm" svg:y1="11.2cm" svg:x2="10.6cm" svg:y2="11.2cm">
            <text:p/>
          </draw:line>
          <draw:line draw:style-name="gr4" draw:text-style-name="P1" draw:layer="layout" svg:x1="11.1cm" svg:y1="11.4cm" svg:x2="11.1cm" svg:y2="10.7cm">
            <text:p/>
          </draw:line>
        </draw:g>
        <draw:g xml:id="id5" draw:id="id5">
          <draw:custom-shape draw:style-name="gr1" draw:text-style-name="P2" draw:layer="layout" svg:width="3cm" svg:height="3cm" svg:x="14.3cm" svg:y="5.8cm">
            <text:p text:style-name="P1"><text:span text:style-name="T1">5 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8cm" svg:y1="5.8cm" svg:x2="15.8cm" svg:y2="8.8cm">
            <text:p/>
          </draw:line>
          <draw:line draw:style-name="gr3" draw:text-style-name="P1" draw:layer="layout" svg:x1="14.7cm" svg:y1="6.5cm" svg:x2="15.7cm" svg:y2="6.5cm">
            <text:p/>
          </draw:line>
          <draw:line draw:style-name="gr4" draw:text-style-name="P1" draw:layer="layout" svg:x1="16.2cm" svg:y1="6.7cm" svg:x2="16.2cm" svg:y2="6cm">
            <text:p/>
          </draw:line>
        </draw:g>
        <draw:connector draw:style-name="gr5" draw:text-style-name="P1" draw:layer="layout" draw:type="curve" svg:x1="10.3cm" svg:y1="3.5cm" svg:x2="8.1cm" svg:y2="5.9cm" draw:start-shape="id1" draw:start-glue-point="3" draw:end-shape="id2" draw:end-glue-point="0" svg:d="M10300 3500c-1467 0-2200 800-2200 2400" svg:viewBox="0 0 2201 2401">
          <text:p/>
        </draw:connector>
        <draw:connector draw:style-name="gr5" draw:text-style-name="P1" draw:layer="layout" draw:type="curve" svg:x1="6.6cm" svg:y1="7.4cm" svg:x2="4.7cm" svg:y2="10.7cm" draw:start-shape="id2" draw:start-glue-point="3" draw:end-shape="id3" draw:end-glue-point="0" svg:d="M6600 7400c-1267 0-1900 1100-1900 3300" svg:viewBox="0 0 1901 3301">
          <text:p/>
        </draw:connector>
        <draw:connector draw:style-name="gr5" draw:text-style-name="P1" draw:layer="layout" draw:type="curve" svg:x1="9.6cm" svg:y1="7.4cm" svg:x2="10.7cm" svg:y2="10.5cm" draw:start-shape="id2" draw:start-glue-point="1" draw:end-shape="id4" draw:end-glue-point="0" svg:d="M9600 7400c734 0 1100 1033 1100 3100" svg:viewBox="0 0 1101 3101">
          <text:p/>
        </draw:connector>
        <draw:connector draw:style-name="gr5" draw:text-style-name="P1" draw:layer="layout" draw:type="curve" svg:x1="13.3cm" svg:y1="3.5cm" svg:x2="15.8cm" svg:y2="5.8cm" draw:start-shape="id1" draw:start-glue-point="1" draw:end-shape="id5" draw:end-glue-point="0" svg:d="M13300 3500c1667 0 2500 766 2500 2300" svg:viewBox="0 0 2501 2301">
          <text:p/>
        </draw:connector>
      </draw:page>
      <draw:page draw:name="page2" draw:style-name="dp1" draw:master-page-name="Обычный">
        <draw:custom-shape draw:style-name="gr6" draw:text-style-name="P1" xml:id="id17" draw:id="id17" draw:layer="layout" svg:width="14.7cm" svg:height="7.1cm" svg:x="9.3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" draw:id="id6">
          <draw:custom-shape draw:style-name="gr1" draw:text-style-name="P2" draw:layer="layout" svg:width="3cm" svg:height="3cm" svg:x="5.6cm" svg:y="2cm">
            <text:p text:style-name="P1"><text:span text:style-name="T1">3 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cm" svg:y1="2cm" svg:x2="7.1cm" svg:y2="5cm">
            <text:p/>
          </draw:line>
          <draw:line draw:style-name="gr3" draw:text-style-name="P1" draw:layer="layout" svg:x1="6cm" svg:y1="2.7cm" svg:x2="7cm" svg:y2="2.7cm">
            <text:p/>
          </draw:line>
          <draw:line draw:style-name="gr4" draw:text-style-name="P1" draw:layer="layout" svg:x1="7.5cm" svg:y1="2.9cm" svg:x2="7.5cm" svg:y2="2.2cm">
            <text:p/>
          </draw:line>
        </draw:g>
        <draw:g xml:id="id8" draw:id="id8">
          <draw:custom-shape draw:style-name="gr1" draw:text-style-name="P2" draw:layer="layout" svg:width="3cm" svg:height="3cm" svg:x="2.5cm" svg:y="5cm">
            <text:p text:style-name="P1"><text:span text:style-name="T1">1 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cm" svg:y1="5cm" svg:x2="4cm" svg:y2="8cm">
            <text:p/>
          </draw:line>
          <draw:line draw:style-name="gr3" draw:text-style-name="P1" draw:layer="layout" svg:x1="2.9cm" svg:y1="5.7cm" svg:x2="3.9cm" svg:y2="5.7cm">
            <text:p/>
          </draw:line>
          <draw:line draw:style-name="gr4" draw:text-style-name="P1" draw:layer="layout" svg:x1="4.4cm" svg:y1="5.9cm" svg:x2="4.4cm" svg:y2="5.2cm">
            <text:p/>
          </draw:line>
        </draw:g>
        <draw:g xml:id="id7" draw:id="id7">
          <draw:custom-shape draw:style-name="gr1" draw:text-style-name="P2" draw:layer="layout" svg:width="3cm" svg:height="3cm" svg:x="8.5cm" svg:y="5cm">
            <text:p text:style-name="P1"><text:span text:style-name="T1">5 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5cm" svg:x2="10cm" svg:y2="8cm">
            <text:p/>
          </draw:line>
          <draw:line draw:style-name="gr3" draw:text-style-name="P1" draw:layer="layout" svg:x1="8.9cm" svg:y1="5.7cm" svg:x2="9.9cm" svg:y2="5.7cm">
            <text:p/>
          </draw:line>
          <draw:line draw:style-name="gr4" draw:text-style-name="P1" draw:layer="layout" svg:x1="10.4cm" svg:y1="5.9cm" svg:x2="10.4cm" svg:y2="5.2cm">
            <text:p/>
          </draw:line>
        </draw:g>
        <draw:g xml:id="id9" draw:id="id9">
          <draw:custom-shape draw:style-name="gr1" draw:text-style-name="P2" draw:layer="layout" svg:width="3cm" svg:height="3cm" svg:x="19.6cm" svg:y="2cm">
            <text:p text:style-name="P1"><text:span text:style-name="T1">7 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1.1cm" svg:y1="2cm" svg:x2="21.1cm" svg:y2="5cm">
            <text:p/>
          </draw:line>
          <draw:line draw:style-name="gr3" draw:text-style-name="P1" draw:layer="layout" svg:x1="20cm" svg:y1="2.7cm" svg:x2="21cm" svg:y2="2.7cm">
            <text:p/>
          </draw:line>
          <draw:line draw:style-name="gr4" draw:text-style-name="P1" draw:layer="layout" svg:x1="21.5cm" svg:y1="2.9cm" svg:x2="21.5cm" svg:y2="2.2cm">
            <text:p/>
          </draw:line>
        </draw:g>
        <draw:g xml:id="id10" draw:id="id10">
          <draw:custom-shape draw:style-name="gr1" draw:text-style-name="P2" draw:layer="layout" svg:width="3cm" svg:height="3cm" svg:x="16.5cm" svg:y="5cm">
            <text:p text:style-name="P1"><text:span text:style-name="T1">6 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5cm" svg:x2="18cm" svg:y2="8cm">
            <text:p/>
          </draw:line>
          <draw:line draw:style-name="gr3" draw:text-style-name="P1" draw:layer="layout" svg:x1="16.9cm" svg:y1="5.7cm" svg:x2="17.9cm" svg:y2="5.7cm">
            <text:p/>
          </draw:line>
          <draw:line draw:style-name="gr4" draw:text-style-name="P1" draw:layer="layout" svg:x1="18.4cm" svg:y1="5.9cm" svg:x2="18.4cm" svg:y2="5.2cm">
            <text:p/>
          </draw:line>
        </draw:g>
        <draw:g xml:id="id11" draw:id="id11">
          <draw:custom-shape draw:style-name="gr1" draw:text-style-name="P2" draw:layer="layout" svg:width="3cm" svg:height="3cm" svg:x="22.5cm" svg:y="5cm">
            <text:p text:style-name="P1"><text:span text:style-name="T1">8 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cm" svg:y1="5cm" svg:x2="24cm" svg:y2="8cm">
            <text:p/>
          </draw:line>
          <draw:line draw:style-name="gr3" draw:text-style-name="P1" draw:layer="layout" svg:x1="22.9cm" svg:y1="5.7cm" svg:x2="23.9cm" svg:y2="5.7cm">
            <text:p/>
          </draw:line>
          <draw:line draw:style-name="gr4" draw:text-style-name="P1" draw:layer="layout" svg:x1="24.4cm" svg:y1="5.9cm" svg:x2="24.4cm" svg:y2="5.2cm">
            <text:p/>
          </draw:line>
        </draw:g>
        <draw:connector draw:style-name="gr5" draw:text-style-name="P1" draw:layer="layout" draw:type="curve" svg:x1="8.6cm" svg:y1="3.5cm" svg:x2="10cm" svg:y2="5cm" draw:start-shape="id6" draw:start-glue-point="1" draw:end-shape="id7" draw:end-glue-point="0" svg:d="M8600 3500c934 0 1400 500 1400 1500" svg:viewBox="0 0 1401 1501">
          <text:p/>
        </draw:connector>
        <draw:connector draw:style-name="gr5" draw:text-style-name="P1" draw:layer="layout" draw:type="curve" svg:x1="5.6cm" svg:y1="3.5cm" svg:x2="4cm" svg:y2="5cm" draw:start-shape="id6" draw:start-glue-point="3" draw:end-shape="id8" draw:end-glue-point="0" svg:d="M5600 3500c-1067 0-1600 500-1600 1500" svg:viewBox="0 0 1601 1501">
          <text:p/>
        </draw:connector>
        <draw:connector draw:style-name="gr5" draw:text-style-name="P1" draw:layer="layout" draw:type="curve" svg:x1="19.6cm" svg:y1="3.5cm" svg:x2="18cm" svg:y2="5cm" draw:start-shape="id9" draw:start-glue-point="3" draw:end-shape="id10" draw:end-glue-point="0" svg:d="M19600 3500c-1067 0-1600 500-1600 1500" svg:viewBox="0 0 1601 1501">
          <text:p/>
        </draw:connector>
        <draw:connector draw:style-name="gr5" draw:text-style-name="P1" draw:layer="layout" draw:type="curve" svg:x1="22.6cm" svg:y1="3.5cm" svg:x2="24cm" svg:y2="5cm" draw:start-shape="id9" draw:start-glue-point="1" draw:end-shape="id11" draw:end-glue-point="0" svg:d="M22600 3500c934 0 1400 500 1400 1500" svg:viewBox="0 0 1401 1501">
          <text:p/>
        </draw:connector>
        <draw:connector draw:style-name="gr7" draw:text-style-name="P1" draw:layer="layout" draw:type="curve" svg:x1="19.6cm" svg:y1="3.5cm" svg:x2="10cm" svg:y2="5cm" draw:start-shape="id9" draw:start-glue-point="3" draw:end-shape="id7" draw:end-glue-point="0" svg:d="M19600 3500c-6400 0-9600 500-9600 1500" svg:viewBox="0 0 9601 1501">
          <text:p/>
        </draw:connector>
        <draw:g xml:id="id12" draw:id="id12">
          <draw:custom-shape draw:style-name="gr1" draw:text-style-name="P2" draw:layer="layout" svg:width="3cm" svg:height="3cm" svg:x="5.5cm" svg:y="10cm">
            <text:p text:style-name="P1"><text:span text:style-name="T1">3 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0cm" svg:x2="7cm" svg:y2="13cm">
            <text:p/>
          </draw:line>
          <draw:line draw:style-name="gr3" draw:text-style-name="P1" draw:layer="layout" svg:x1="5.9cm" svg:y1="10.7cm" svg:x2="6.9cm" svg:y2="10.7cm">
            <text:p/>
          </draw:line>
          <draw:line draw:style-name="gr4" draw:text-style-name="P1" draw:layer="layout" svg:x1="7.4cm" svg:y1="10.9cm" svg:x2="7.4cm" svg:y2="10.2cm">
            <text:p/>
          </draw:line>
        </draw:g>
        <draw:g xml:id="id13" draw:id="id13">
          <draw:custom-shape draw:style-name="gr1" draw:text-style-name="P2" draw:layer="layout" svg:width="3cm" svg:height="3cm" svg:x="2.4cm" svg:y="13cm">
            <text:p text:style-name="P1"><text:span text:style-name="T1">1 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9cm" svg:y1="13cm" svg:x2="3.9cm" svg:y2="16cm">
            <text:p/>
          </draw:line>
          <draw:line draw:style-name="gr3" draw:text-style-name="P1" draw:layer="layout" svg:x1="2.8cm" svg:y1="13.7cm" svg:x2="3.8cm" svg:y2="13.7cm">
            <text:p/>
          </draw:line>
          <draw:line draw:style-name="gr4" draw:text-style-name="P1" draw:layer="layout" svg:x1="4.3cm" svg:y1="13.9cm" svg:x2="4.3cm" svg:y2="13.2cm">
            <text:p/>
          </draw:line>
        </draw:g>
        <draw:connector draw:style-name="gr5" draw:text-style-name="P1" draw:layer="layout" draw:type="curve" svg:x1="5.5cm" svg:y1="11.5cm" svg:x2="3.9cm" svg:y2="13cm" draw:start-shape="id12" draw:start-glue-point="3" draw:end-shape="id13" draw:end-glue-point="0" svg:d="M5500 11500c-1067 0-1600 500-1600 1500" svg:viewBox="0 0 1601 1501">
          <text:p/>
        </draw:connector>
        <draw:g xml:id="id14" draw:id="id14">
          <draw:custom-shape draw:style-name="gr1" draw:text-style-name="P2" draw:layer="layout" svg:width="3cm" svg:height="3cm" svg:x="17.6cm" svg:y="13cm">
            <text:p text:style-name="P1"><text:span text:style-name="T1">7 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1cm" svg:y1="13cm" svg:x2="19.1cm" svg:y2="16cm">
            <text:p/>
          </draw:line>
          <draw:line draw:style-name="gr3" draw:text-style-name="P1" draw:layer="layout" svg:x1="18cm" svg:y1="13.7cm" svg:x2="19cm" svg:y2="13.7cm">
            <text:p/>
          </draw:line>
          <draw:line draw:style-name="gr4" draw:text-style-name="P1" draw:layer="layout" svg:x1="19.5cm" svg:y1="13.9cm" svg:x2="19.5cm" svg:y2="13.2cm">
            <text:p/>
          </draw:line>
        </draw:g>
        <draw:g xml:id="id15" draw:id="id15">
          <draw:custom-shape draw:style-name="gr1" draw:text-style-name="P2" draw:layer="layout" svg:width="3cm" svg:height="3cm" svg:x="14.5cm" svg:y="16cm">
            <text:p text:style-name="P1"><text:span text:style-name="T1">6 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6cm" svg:y1="16cm" svg:x2="16cm" svg:y2="19cm">
            <text:p/>
          </draw:line>
          <draw:line draw:style-name="gr3" draw:text-style-name="P1" draw:layer="layout" svg:x1="14.9cm" svg:y1="16.7cm" svg:x2="15.9cm" svg:y2="16.7cm">
            <text:p/>
          </draw:line>
          <draw:line draw:style-name="gr4" draw:text-style-name="P1" draw:layer="layout" svg:x1="16.4cm" svg:y1="16.9cm" svg:x2="16.4cm" svg:y2="16.2cm">
            <text:p/>
          </draw:line>
        </draw:g>
        <draw:g xml:id="id16" draw:id="id16">
          <draw:custom-shape draw:style-name="gr1" draw:text-style-name="P2" draw:layer="layout" svg:width="3cm" svg:height="3cm" svg:x="20.5cm" svg:y="16cm">
            <text:p text:style-name="P1"><text:span text:style-name="T1">8 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2cm" svg:y1="16cm" svg:x2="22cm" svg:y2="19cm">
            <text:p/>
          </draw:line>
          <draw:line draw:style-name="gr3" draw:text-style-name="P1" draw:layer="layout" svg:x1="20.9cm" svg:y1="16.7cm" svg:x2="21.9cm" svg:y2="16.7cm">
            <text:p/>
          </draw:line>
          <draw:line draw:style-name="gr4" draw:text-style-name="P1" draw:layer="layout" svg:x1="22.4cm" svg:y1="16.9cm" svg:x2="22.4cm" svg:y2="16.2cm">
            <text:p/>
          </draw:line>
        </draw:g>
        <draw:connector draw:style-name="gr5" draw:text-style-name="P1" draw:layer="layout" draw:type="curve" svg:x1="17.6cm" svg:y1="14.5cm" svg:x2="16cm" svg:y2="16cm" draw:start-shape="id14" draw:start-glue-point="3" draw:end-shape="id15" draw:end-glue-point="0" svg:d="M17600 14500c-1067 0-1600 500-1600 1500" svg:viewBox="0 0 1601 1501">
          <text:p/>
        </draw:connector>
        <draw:connector draw:style-name="gr5" draw:text-style-name="P1" draw:layer="layout" draw:type="curve" svg:x1="20.6cm" svg:y1="14.5cm" svg:x2="22cm" svg:y2="16cm" draw:start-shape="id14" draw:start-glue-point="1" draw:end-shape="id16" draw:end-glue-point="0" svg:d="M20600 14500c934 0 1400 500 1400 1500" svg:viewBox="0 0 1401 1501">
          <text:p/>
        </draw:connector>
        <draw:g xml:id="id18" draw:id="id18">
          <draw:custom-shape draw:style-name="gr1" draw:text-style-name="P2" draw:layer="layout" svg:width="3cm" svg:height="3cm" svg:x="9.6cm" svg:y="16cm">
            <text:p text:style-name="P1"><text:span text:style-name="T1">5 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1cm" svg:y1="16cm" svg:x2="11.1cm" svg:y2="19cm">
            <text:p/>
          </draw:line>
          <draw:line draw:style-name="gr3" draw:text-style-name="P1" draw:layer="layout" svg:x1="10cm" svg:y1="16.7cm" svg:x2="11cm" svg:y2="16.7cm">
            <text:p/>
          </draw:line>
          <draw:line draw:style-name="gr4" draw:text-style-name="P1" draw:layer="layout" svg:x1="11.5cm" svg:y1="16.9cm" svg:x2="11.5cm" svg:y2="16.2cm">
            <text:p/>
          </draw:line>
        </draw:g>
        <draw:connector draw:style-name="gr8" draw:text-style-name="P1" draw:layer="layout" draw:type="curve" svg:x1="8.5cm" svg:y1="11.5cm" svg:x2="16.65cm" svg:y2="12.5cm" draw:start-shape="id12" draw:start-glue-point="1" draw:end-shape="id17" draw:end-glue-point="0" svg:d="M8500 11500c5434 0 8150 333 8150 1000" svg:viewBox="0 0 8151 1001">
          <text:p/>
        </draw:connector>
        <draw:connector draw:style-name="gr9" draw:text-style-name="P1" draw:layer="layout" draw:type="curve" svg:x1="11.1cm" svg:y1="16cm" svg:x2="16cm" svg:y2="16cm" draw:start-shape="id18" draw:start-glue-point="0" draw:end-shape="id15" draw:end-glue-point="0" svg:d="M11100 16000c0-825 4900-825 4900 0" svg:viewBox="0 0 4901 620">
          <text:p/>
        </draw:connector>
      </draw:page>
      <draw:page draw:name="page3" draw:style-name="dp1" draw:master-page-name="Обычный">
        <draw:g xml:id="id19" draw:id="id19">
          <draw:custom-shape draw:style-name="gr1" draw:text-style-name="P2" draw:layer="layout" svg:width="3cm" svg:height="3cm" svg:x="7cm" svg:y="1cm">
            <text:p text:style-name="P1"><text:span text:style-name="T1">3 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5cm" svg:y1="1cm" svg:x2="8.5cm" svg:y2="4cm">
            <text:p/>
          </draw:line>
          <draw:line draw:style-name="gr3" draw:text-style-name="P1" draw:layer="layout" svg:x1="7.4cm" svg:y1="1.7cm" svg:x2="8.4cm" svg:y2="1.7cm">
            <text:p/>
          </draw:line>
          <draw:line draw:style-name="gr4" draw:text-style-name="P1" draw:layer="layout" svg:x1="8.9cm" svg:y1="1.9cm" svg:x2="8.9cm" svg:y2="1.2cm">
            <text:p/>
          </draw:line>
        </draw:g>
        <draw:g xml:id="id20" draw:id="id20">
          <draw:custom-shape draw:style-name="gr1" draw:text-style-name="P2" draw:layer="layout" svg:width="3cm" svg:height="3cm" svg:x="3.1cm" svg:y="3.6cm">
            <text:p text:style-name="P1"><text:span text:style-name="T1">1 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.6cm" svg:y1="3.6cm" svg:x2="4.6cm" svg:y2="6.6cm">
            <text:p/>
          </draw:line>
          <draw:line draw:style-name="gr3" draw:text-style-name="P1" draw:layer="layout" svg:x1="3.5cm" svg:y1="4.3cm" svg:x2="4.5cm" svg:y2="4.3cm">
            <text:p/>
          </draw:line>
          <draw:line draw:style-name="gr4" draw:text-style-name="P1" draw:layer="layout" svg:x1="5cm" svg:y1="4.5cm" svg:x2="5cm" svg:y2="3.8cm">
            <text:p/>
          </draw:line>
        </draw:g>
        <draw:connector draw:style-name="gr5" draw:text-style-name="P1" draw:layer="layout" draw:type="curve" svg:x1="7cm" svg:y1="2.5cm" svg:x2="4.6cm" svg:y2="3.6cm" draw:start-shape="id19" draw:start-glue-point="3" draw:end-shape="id20" draw:end-glue-point="0" svg:d="M7000 2500c-1600 0-2400 366-2400 1100" svg:viewBox="0 0 2401 1101">
          <text:p/>
        </draw:connector>
        <draw:g xml:id="id21" draw:id="id21">
          <draw:custom-shape draw:style-name="gr1" draw:text-style-name="P2" draw:layer="layout" svg:width="3cm" svg:height="3cm" svg:x="12.3cm" svg:y="3.1cm">
            <text:p text:style-name="P1"><text:span text:style-name="T1">7 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8cm" svg:y1="3.1cm" svg:x2="13.8cm" svg:y2="6.1cm">
            <text:p/>
          </draw:line>
          <draw:line draw:style-name="gr3" draw:text-style-name="P1" draw:layer="layout" svg:x1="12.7cm" svg:y1="3.8cm" svg:x2="13.7cm" svg:y2="3.8cm">
            <text:p/>
          </draw:line>
          <draw:line draw:style-name="gr4" draw:text-style-name="P1" draw:layer="layout" svg:x1="14.2cm" svg:y1="4cm" svg:x2="14.2cm" svg:y2="3.3cm">
            <text:p/>
          </draw:line>
        </draw:g>
        <draw:g xml:id="id24" draw:id="id24">
          <draw:custom-shape draw:style-name="gr1" draw:text-style-name="P2" draw:layer="layout" svg:width="3cm" svg:height="3cm" svg:x="11.8cm" svg:y="7.9cm">
            <text:p text:style-name="P1"><text:span text:style-name="T1">6 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3cm" svg:y1="7.9cm" svg:x2="13.3cm" svg:y2="10.9cm">
            <text:p/>
          </draw:line>
          <draw:line draw:style-name="gr3" draw:text-style-name="P1" draw:layer="layout" svg:x1="12.2cm" svg:y1="8.6cm" svg:x2="13.2cm" svg:y2="8.6cm">
            <text:p/>
          </draw:line>
          <draw:line draw:style-name="gr4" draw:text-style-name="P1" draw:layer="layout" svg:x1="13.7cm" svg:y1="8.8cm" svg:x2="13.7cm" svg:y2="8.1cm">
            <text:p/>
          </draw:line>
        </draw:g>
        <draw:g xml:id="id23" draw:id="id23">
          <draw:custom-shape draw:style-name="gr1" draw:text-style-name="P2" draw:layer="layout" svg:width="3cm" svg:height="3cm" svg:x="16.2cm" svg:y="5.5cm">
            <text:p text:style-name="P1"><text:span text:style-name="T1">8 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7.7cm" svg:y1="5.5cm" svg:x2="17.7cm" svg:y2="8.5cm">
            <text:p/>
          </draw:line>
          <draw:line draw:style-name="gr3" draw:text-style-name="P1" draw:layer="layout" svg:x1="16.6cm" svg:y1="6.2cm" svg:x2="17.6cm" svg:y2="6.2cm">
            <text:p/>
          </draw:line>
          <draw:line draw:style-name="gr4" draw:text-style-name="P1" draw:layer="layout" svg:x1="18.1cm" svg:y1="6.4cm" svg:x2="18.1cm" svg:y2="5.7cm">
            <text:p/>
          </draw:line>
        </draw:g>
        <draw:connector draw:style-name="gr5" draw:text-style-name="P1" draw:layer="layout" draw:type="curve" svg:x1="12.3cm" svg:y1="4.6cm" svg:x2="9.6cm" svg:y2="5.7cm" draw:start-shape="id21" draw:start-glue-point="3" draw:end-shape="id22" draw:end-glue-point="0" svg:d="M12300 4600c-1800 0-2700 366-2700 1100" svg:viewBox="0 0 2701 1101">
          <text:p/>
        </draw:connector>
        <draw:connector draw:style-name="gr5" draw:text-style-name="P1" draw:layer="layout" draw:type="curve" svg:x1="15.3cm" svg:y1="4.6cm" svg:x2="17.7cm" svg:y2="5.5cm" draw:start-shape="id21" draw:start-glue-point="1" draw:end-shape="id23" draw:end-glue-point="0" svg:d="M15300 4600c1600 0 2400 300 2400 900" svg:viewBox="0 0 2401 901">
          <text:p/>
        </draw:connector>
        <draw:g xml:id="id22" draw:id="id22">
          <draw:custom-shape draw:style-name="gr1" draw:text-style-name="P2" draw:layer="layout" svg:width="3cm" svg:height="3cm" svg:x="8.1cm" svg:y="5.7cm">
            <text:p text:style-name="P1"><text:span text:style-name="T1">5 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6cm" svg:y1="5.7cm" svg:x2="9.6cm" svg:y2="8.7cm">
            <text:p/>
          </draw:line>
          <draw:line draw:style-name="gr3" draw:text-style-name="P1" draw:layer="layout" svg:x1="8.5cm" svg:y1="6.4cm" svg:x2="9.5cm" svg:y2="6.4cm">
            <text:p/>
          </draw:line>
          <draw:line draw:style-name="gr4" draw:text-style-name="P1" draw:layer="layout" svg:x1="10cm" svg:y1="6.6cm" svg:x2="10cm" svg:y2="5.9cm">
            <text:p/>
          </draw:line>
        </draw:g>
        <draw:connector draw:style-name="gr8" draw:text-style-name="P1" draw:layer="layout" draw:type="curve" svg:x1="10cm" svg:y1="2.5cm" svg:x2="13.8cm" svg:y2="3.1cm" draw:start-shape="id19" draw:start-glue-point="1" draw:end-shape="id21" draw:end-glue-point="0" svg:d="M10000 2500c2534 0 3800 200 3800 600" svg:viewBox="0 0 3801 601">
          <text:p/>
        </draw:connector>
        <draw:connector draw:style-name="gr5" draw:text-style-name="P1" draw:layer="layout" draw:type="curve" svg:x1="11.1cm" svg:y1="7.2cm" svg:x2="13.3cm" svg:y2="7.9cm" draw:start-shape="id22" draw:start-glue-point="1" draw:end-shape="id24" draw:end-glue-point="0" svg:d="M11100 7200c1467 0 2200 233 2200 700" svg:viewBox="0 0 2201 701">
          <text:p/>
        </draw:connector>
        <draw:g xml:id="id25" draw:id="id25">
          <draw:custom-shape draw:style-name="gr10" draw:text-style-name="P2" draw:layer="layout" svg:width="3cm" svg:height="3cm" svg:x="19.9cm" svg:y="8cm">
            <text:p text:style-name="P1"><text:span text:style-name="T1">9 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21.4cm" svg:y1="8cm" svg:x2="21.4cm" svg:y2="11cm">
            <text:p/>
          </draw:line>
          <draw:line draw:style-name="gr12" draw:text-style-name="P1" draw:layer="layout" svg:x1="20.3cm" svg:y1="8.7cm" svg:x2="21.3cm" svg:y2="8.7cm">
            <text:p/>
          </draw:line>
          <draw:line draw:style-name="gr13" draw:text-style-name="P1" draw:layer="layout" svg:x1="21.8cm" svg:y1="8.9cm" svg:x2="21.8cm" svg:y2="8.2cm">
            <text:p/>
          </draw:line>
        </draw:g>
        <draw:frame draw:style-name="gr14" draw:text-style-name="P3" draw:layer="layout" svg:width="1.323cm" svg:height="1.826cm" svg:x="22cm" svg:y="6.574cm">
          <draw:text-box>
            <text:p><text:span text:style-name="T2">+</text:span></text:p>
          </draw:text-box>
        </draw:frame>
        <draw:connector draw:style-name="gr7" draw:text-style-name="P1" draw:layer="layout" draw:type="curve" svg:x1="19.2cm" svg:y1="7cm" svg:x2="21.4cm" svg:y2="8cm" draw:start-shape="id23" draw:start-glue-point="1" draw:end-shape="id25" draw:end-glue-point="0" svg:d="M19200 7000c1467 0 2200 333 2200 1000" svg:viewBox="0 0 2201 1001">
          <text:p/>
        </draw:connector>
        <draw:g xml:id="id26" draw:id="id26">
          <draw:custom-shape draw:style-name="gr1" draw:text-style-name="P2" draw:layer="layout" svg:width="3cm" svg:height="3cm" svg:x="6.926cm" svg:y="11.051cm">
            <text:p text:style-name="P1"><text:span text:style-name="T1">3 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26cm" svg:y1="11.051cm" svg:x2="8.426cm" svg:y2="14.051cm">
            <text:p/>
          </draw:line>
          <draw:line draw:style-name="gr3" draw:text-style-name="P1" draw:layer="layout" svg:x1="7.326cm" svg:y1="11.751cm" svg:x2="8.326cm" svg:y2="11.751cm">
            <text:p/>
          </draw:line>
          <draw:line draw:style-name="gr4" draw:text-style-name="P1" draw:layer="layout" svg:x1="8.826cm" svg:y1="11.951cm" svg:x2="8.826cm" svg:y2="11.251cm">
            <text:p/>
          </draw:line>
        </draw:g>
        <draw:g xml:id="id27" draw:id="id27">
          <draw:custom-shape draw:style-name="gr1" draw:text-style-name="P2" draw:layer="layout" svg:width="3cm" svg:height="3cm" svg:x="3.026cm" svg:y="13.251cm">
            <text:p text:style-name="P1"><text:span text:style-name="T1">1 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.526cm" svg:y1="13.251cm" svg:x2="4.526cm" svg:y2="16.251cm">
            <text:p/>
          </draw:line>
          <draw:line draw:style-name="gr3" draw:text-style-name="P1" draw:layer="layout" svg:x1="3.426cm" svg:y1="13.951cm" svg:x2="4.426cm" svg:y2="13.951cm">
            <text:p/>
          </draw:line>
          <draw:line draw:style-name="gr4" draw:text-style-name="P1" draw:layer="layout" svg:x1="4.926cm" svg:y1="14.151cm" svg:x2="4.926cm" svg:y2="13.451cm">
            <text:p/>
          </draw:line>
        </draw:g>
        <draw:connector draw:style-name="gr5" draw:text-style-name="P1" draw:layer="layout" draw:type="curve" svg:x1="6.926cm" svg:y1="12.551cm" svg:x2="4.526cm" svg:y2="13.251cm" draw:start-shape="id26" draw:start-glue-point="3" draw:end-shape="id27" draw:end-glue-point="0" svg:d="M6926 12551c-1600 0-2400 233-2400 700" svg:viewBox="0 0 2401 701">
          <text:p/>
        </draw:connector>
        <draw:g xml:id="id28" draw:id="id28">
          <draw:custom-shape draw:style-name="gr1" draw:text-style-name="P2" draw:layer="layout" svg:width="3cm" svg:height="3cm" svg:x="12.226cm" svg:y="13.151cm">
            <text:p text:style-name="P1"><text:span text:style-name="T1">7 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26cm" svg:y1="13.151cm" svg:x2="13.726cm" svg:y2="16.151cm">
            <text:p/>
          </draw:line>
          <draw:line draw:style-name="gr3" draw:text-style-name="P1" draw:layer="layout" svg:x1="12.626cm" svg:y1="13.851cm" svg:x2="13.626cm" svg:y2="13.851cm">
            <text:p/>
          </draw:line>
          <draw:line draw:style-name="gr4" draw:text-style-name="P1" draw:layer="layout" svg:x1="14.126cm" svg:y1="14.051cm" svg:x2="14.126cm" svg:y2="13.351cm">
            <text:p/>
          </draw:line>
        </draw:g>
        <draw:g xml:id="id30" draw:id="id30">
          <draw:custom-shape draw:style-name="gr1" draw:text-style-name="P2" draw:layer="layout" svg:width="3cm" svg:height="3cm" svg:x="11.726cm" svg:y="17.551cm">
            <text:p text:style-name="P1"><text:span text:style-name="T1">6 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226cm" svg:y1="17.551cm" svg:x2="13.226cm" svg:y2="20.551cm">
            <text:p/>
          </draw:line>
          <draw:line draw:style-name="gr3" draw:text-style-name="P1" draw:layer="layout" svg:x1="12.126cm" svg:y1="18.251cm" svg:x2="13.126cm" svg:y2="18.251cm">
            <text:p/>
          </draw:line>
          <draw:line draw:style-name="gr4" draw:text-style-name="P1" draw:layer="layout" svg:x1="13.626cm" svg:y1="18.451cm" svg:x2="13.626cm" svg:y2="17.751cm">
            <text:p/>
          </draw:line>
        </draw:g>
        <draw:g xml:id="id32" draw:id="id32">
          <draw:custom-shape draw:style-name="gr1" draw:text-style-name="P2" draw:layer="layout" svg:width="3cm" svg:height="3cm" svg:x="16.126cm" svg:y="17.551cm">
            <text:p text:style-name="P1"><text:span text:style-name="T1">8 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7.626cm" svg:y1="17.551cm" svg:x2="17.626cm" svg:y2="20.551cm">
            <text:p/>
          </draw:line>
          <draw:line draw:style-name="gr3" draw:text-style-name="P1" draw:layer="layout" svg:x1="16.526cm" svg:y1="18.251cm" svg:x2="17.526cm" svg:y2="18.251cm">
            <text:p/>
          </draw:line>
          <draw:line draw:style-name="gr4" draw:text-style-name="P1" draw:layer="layout" svg:x1="18.026cm" svg:y1="18.451cm" svg:x2="18.026cm" svg:y2="17.751cm">
            <text:p/>
          </draw:line>
        </draw:g>
        <draw:connector draw:style-name="gr5" draw:text-style-name="P1" draw:layer="layout" draw:type="curve" svg:x1="12.226cm" svg:y1="14.651cm" svg:x2="9.526cm" svg:y2="15.351cm" draw:start-shape="id28" draw:start-glue-point="3" draw:end-shape="id29" draw:end-glue-point="0" svg:d="M12226 14651c-1800 0-2700 233-2700 700" svg:viewBox="0 0 2701 701">
          <text:p/>
        </draw:connector>
        <draw:g xml:id="id29" draw:id="id29">
          <draw:custom-shape draw:style-name="gr1" draw:text-style-name="P2" draw:layer="layout" svg:width="3cm" svg:height="3cm" svg:x="8.026cm" svg:y="15.351cm">
            <text:p text:style-name="P1"><text:span text:style-name="T1">5 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526cm" svg:y1="15.351cm" svg:x2="9.526cm" svg:y2="18.351cm">
            <text:p/>
          </draw:line>
          <draw:line draw:style-name="gr3" draw:text-style-name="P1" draw:layer="layout" svg:x1="8.426cm" svg:y1="16.051cm" svg:x2="9.426cm" svg:y2="16.051cm">
            <text:p/>
          </draw:line>
          <draw:line draw:style-name="gr4" draw:text-style-name="P1" draw:layer="layout" svg:x1="9.926cm" svg:y1="16.251cm" svg:x2="9.926cm" svg:y2="15.551cm">
            <text:p/>
          </draw:line>
        </draw:g>
        <draw:connector draw:style-name="gr8" draw:text-style-name="P1" draw:layer="layout" draw:type="curve" svg:x1="9.926cm" svg:y1="12.551cm" svg:x2="13.726cm" svg:y2="13.151cm" draw:start-shape="id26" draw:start-glue-point="1" draw:end-shape="id28" draw:end-glue-point="0" svg:d="M9926 12551c2534 0 3800 200 3800 600" svg:viewBox="0 0 3801 601">
          <text:p/>
        </draw:connector>
        <draw:connector draw:style-name="gr5" draw:text-style-name="P1" draw:layer="layout" draw:type="curve" svg:x1="11.026cm" svg:y1="16.851cm" svg:x2="13.226cm" svg:y2="17.551cm" draw:start-shape="id29" draw:start-glue-point="1" draw:end-shape="id30" draw:end-glue-point="0" svg:d="M11026 16851c1467 0 2200 233 2200 700" svg:viewBox="0 0 2201 701">
          <text:p/>
        </draw:connector>
        <draw:g xml:id="id31" draw:id="id31">
          <draw:custom-shape draw:style-name="gr10" draw:text-style-name="P2" draw:layer="layout" svg:width="3cm" svg:height="3cm" svg:x="19.226cm" svg:y="15.251cm">
            <text:p text:style-name="P1"><text:span text:style-name="T1">9 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20.726cm" svg:y1="15.251cm" svg:x2="20.726cm" svg:y2="18.251cm">
            <text:p/>
          </draw:line>
          <draw:line draw:style-name="gr12" draw:text-style-name="P1" draw:layer="layout" svg:x1="19.626cm" svg:y1="15.951cm" svg:x2="20.626cm" svg:y2="15.951cm">
            <text:p/>
          </draw:line>
          <draw:line draw:style-name="gr13" draw:text-style-name="P1" draw:layer="layout" svg:x1="21.126cm" svg:y1="16.151cm" svg:x2="21.126cm" svg:y2="15.451cm">
            <text:p/>
          </draw:line>
        </draw:g>
        <draw:connector draw:style-name="gr15" draw:text-style-name="P1" draw:layer="layout" draw:type="curve" svg:x1="19.226cm" svg:y1="16.751cm" svg:x2="17.626cm" svg:y2="17.551cm" draw:start-shape="id31" draw:start-glue-point="3" draw:end-shape="id32" draw:end-glue-point="0" svg:d="M19226 16751c-1067 0-1600 266-1600 800" svg:viewBox="0 0 1601 801">
          <text:p/>
        </draw:connector>
        <draw:connector draw:style-name="gr11" draw:text-style-name="P1" draw:layer="layout" draw:type="curve" svg:x1="15.226cm" svg:y1="14.651cm" svg:x2="20.726cm" svg:y2="15.251cm" draw:start-shape="id28" draw:start-glue-point="1" draw:end-shape="id31" draw:end-glue-point="0" svg:d="M15226 14651c3667 0 5500 200 5500 600" svg:viewBox="0 0 5501 601">
          <text:p/>
        </draw:connector>
      </draw:page>
      <draw:page draw:name="page4" draw:style-name="dp1" draw:master-page-name="Обычный">
        <draw:g xml:id="id33" draw:id="id33">
          <draw:custom-shape draw:style-name="gr1" draw:text-style-name="P2" draw:layer="layout" svg:width="3cm" svg:height="3cm" svg:x="9.077cm" svg:y="2.902cm">
            <text:p text:style-name="P1"><text:span text:style-name="T1">3 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577cm" svg:y1="2.902cm" svg:x2="10.577cm" svg:y2="5.902cm">
            <text:p/>
          </draw:line>
          <draw:line draw:style-name="gr3" draw:text-style-name="P1" draw:layer="layout" svg:x1="9.477cm" svg:y1="3.602cm" svg:x2="10.477cm" svg:y2="3.602cm">
            <text:p/>
          </draw:line>
          <draw:line draw:style-name="gr4" draw:text-style-name="P1" draw:layer="layout" svg:x1="10.977cm" svg:y1="3.802cm" svg:x2="10.977cm" svg:y2="3.102cm">
            <text:p/>
          </draw:line>
        </draw:g>
        <draw:g xml:id="id34" draw:id="id34">
          <draw:custom-shape draw:style-name="gr1" draw:text-style-name="P2" draw:layer="layout" svg:width="3cm" svg:height="3cm" svg:x="5.077cm" svg:y="7.902cm">
            <text:p text:style-name="P1"><text:span text:style-name="T1">1 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577cm" svg:y1="7.902cm" svg:x2="6.577cm" svg:y2="10.902cm">
            <text:p/>
          </draw:line>
          <draw:line draw:style-name="gr3" draw:text-style-name="P1" draw:layer="layout" svg:x1="5.477cm" svg:y1="8.602cm" svg:x2="6.477cm" svg:y2="8.602cm">
            <text:p/>
          </draw:line>
          <draw:line draw:style-name="gr4" draw:text-style-name="P1" draw:layer="layout" svg:x1="6.977cm" svg:y1="8.802cm" svg:x2="6.977cm" svg:y2="8.102cm">
            <text:p/>
          </draw:line>
        </draw:g>
        <draw:connector draw:style-name="gr5" draw:text-style-name="P1" draw:layer="layout" draw:type="curve" svg:x1="9.077cm" svg:y1="4.402cm" svg:x2="6.577cm" svg:y2="7.902cm" draw:start-shape="id33" draw:start-glue-point="3" draw:end-shape="id34" draw:end-glue-point="0" svg:d="M9077 4402c-1667 0-2500 1166-2500 3500" svg:viewBox="0 0 2501 3501">
          <text:p/>
        </draw:connector>
        <draw:g xml:id="id35" draw:id="id35">
          <draw:custom-shape draw:style-name="gr1" draw:text-style-name="P2" draw:layer="layout" svg:width="3cm" svg:height="3cm" svg:x="14.277cm" svg:y="7.802cm">
            <text:p text:style-name="P1"><text:span text:style-name="T1">7 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777cm" svg:y1="7.802cm" svg:x2="15.777cm" svg:y2="10.802cm">
            <text:p/>
          </draw:line>
          <draw:line draw:style-name="gr3" draw:text-style-name="P1" draw:layer="layout" svg:x1="14.677cm" svg:y1="8.502cm" svg:x2="15.677cm" svg:y2="8.502cm">
            <text:p/>
          </draw:line>
          <draw:line draw:style-name="gr4" draw:text-style-name="P1" draw:layer="layout" svg:x1="16.177cm" svg:y1="8.702cm" svg:x2="16.177cm" svg:y2="8.002cm">
            <text:p/>
          </draw:line>
        </draw:g>
        <draw:g xml:id="id38" draw:id="id38">
          <draw:custom-shape draw:style-name="gr1" draw:text-style-name="P2" draw:layer="layout" svg:width="3cm" svg:height="3cm" svg:x="13.777cm" svg:y="12.202cm">
            <text:p text:style-name="P1"><text:span text:style-name="T1">6 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277cm" svg:y1="12.202cm" svg:x2="15.277cm" svg:y2="15.202cm">
            <text:p/>
          </draw:line>
          <draw:line draw:style-name="gr3" draw:text-style-name="P1" draw:layer="layout" svg:x1="14.177cm" svg:y1="12.902cm" svg:x2="15.177cm" svg:y2="12.902cm">
            <text:p/>
          </draw:line>
          <draw:line draw:style-name="gr4" draw:text-style-name="P1" draw:layer="layout" svg:x1="15.677cm" svg:y1="13.102cm" svg:x2="15.677cm" svg:y2="12.402cm">
            <text:p/>
          </draw:line>
        </draw:g>
        <draw:g xml:id="id39" draw:id="id39">
          <draw:custom-shape draw:style-name="gr1" draw:text-style-name="P2" draw:layer="layout" svg:width="3cm" svg:height="3cm" svg:x="18.177cm" svg:y="12.202cm">
            <text:p text:style-name="P1"><text:span text:style-name="T1">8 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677cm" svg:y1="12.202cm" svg:x2="19.677cm" svg:y2="15.202cm">
            <text:p/>
          </draw:line>
          <draw:line draw:style-name="gr3" draw:text-style-name="P1" draw:layer="layout" svg:x1="18.577cm" svg:y1="12.902cm" svg:x2="19.577cm" svg:y2="12.902cm">
            <text:p/>
          </draw:line>
          <draw:line draw:style-name="gr4" draw:text-style-name="P1" draw:layer="layout" svg:x1="20.077cm" svg:y1="13.102cm" svg:x2="20.077cm" svg:y2="12.402cm">
            <text:p/>
          </draw:line>
        </draw:g>
        <draw:connector draw:style-name="gr5" draw:text-style-name="P1" draw:layer="layout" draw:type="curve" svg:x1="14.277cm" svg:y1="9.302cm" svg:x2="11.577cm" svg:y2="10.002cm" draw:start-shape="id35" draw:start-glue-point="3" draw:end-shape="id36" draw:end-glue-point="0" svg:d="M14277 9302c-1800 0-2700 233-2700 700" svg:viewBox="0 0 2701 701">
          <text:p/>
        </draw:connector>
        <draw:g xml:id="id36" draw:id="id36">
          <draw:custom-shape draw:style-name="gr1" draw:text-style-name="P2" draw:layer="layout" svg:width="3cm" svg:height="3cm" svg:x="10.077cm" svg:y="10.002cm">
            <text:p text:style-name="P1"><text:span text:style-name="T1">5 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577cm" svg:y1="10.002cm" svg:x2="11.577cm" svg:y2="13.002cm">
            <text:p/>
          </draw:line>
          <draw:line draw:style-name="gr3" draw:text-style-name="P1" draw:layer="layout" svg:x1="10.477cm" svg:y1="10.702cm" svg:x2="11.477cm" svg:y2="10.702cm">
            <text:p/>
          </draw:line>
          <draw:line draw:style-name="gr4" draw:text-style-name="P1" draw:layer="layout" svg:x1="11.977cm" svg:y1="10.902cm" svg:x2="11.977cm" svg:y2="10.202cm">
            <text:p/>
          </draw:line>
        </draw:g>
        <draw:connector draw:style-name="gr8" draw:text-style-name="P1" draw:layer="layout" draw:type="curve" svg:x1="12.077cm" svg:y1="4.402cm" svg:x2="18.7cm" svg:y2="5.3cm" draw:start-shape="id33" draw:start-glue-point="1" draw:end-shape="id37" draw:end-glue-point="0" svg:d="M12077 4402c4416 0 6623 299 6623 898" svg:viewBox="0 0 6624 899">
          <text:p/>
        </draw:connector>
        <draw:connector draw:style-name="gr5" draw:text-style-name="P1" draw:layer="layout" draw:type="curve" svg:x1="13.077cm" svg:y1="11.502cm" svg:x2="15.277cm" svg:y2="12.202cm" draw:start-shape="id36" draw:start-glue-point="1" draw:end-shape="id38" draw:end-glue-point="0" svg:d="M13077 11502c1467 0 2200 233 2200 700" svg:viewBox="0 0 2201 701">
          <text:p/>
        </draw:connector>
        <draw:g xml:id="id37" draw:id="id37">
          <draw:custom-shape draw:style-name="gr10" draw:text-style-name="P2" draw:layer="layout" svg:width="3cm" svg:height="3cm" svg:x="17.2cm" svg:y="5.3cm">
            <text:p text:style-name="P1"><text:span text:style-name="T1">9 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18.7cm" svg:y1="5.3cm" svg:x2="18.7cm" svg:y2="8.3cm">
            <text:p/>
          </draw:line>
          <draw:line draw:style-name="gr12" draw:text-style-name="P1" draw:layer="layout" svg:x1="17.6cm" svg:y1="6cm" svg:x2="18.6cm" svg:y2="6cm">
            <text:p/>
          </draw:line>
          <draw:line draw:style-name="gr13" draw:text-style-name="P1" draw:layer="layout" svg:x1="19.1cm" svg:y1="6.2cm" svg:x2="19.1cm" svg:y2="5.5cm">
            <text:p/>
          </draw:line>
        </draw:g>
        <draw:connector draw:style-name="gr2" draw:text-style-name="P1" draw:layer="layout" draw:type="curve" svg:x1="17.2cm" svg:y1="6.8cm" svg:x2="15.777cm" svg:y2="7.802cm" draw:start-shape="id37" draw:start-glue-point="3" draw:end-shape="id35" draw:end-glue-point="0" svg:d="M17200 6800c-949 0-1423 334-1423 1002" svg:viewBox="0 0 1424 1003">
          <text:p/>
        </draw:connector>
        <draw:connector draw:style-name="gr5" draw:text-style-name="P1" draw:layer="layout" draw:type="curve" svg:x1="17.277cm" svg:y1="9.302cm" svg:x2="19.677cm" svg:y2="12.202cm" draw:start-shape="id35" draw:start-glue-point="1" draw:end-shape="id39" draw:end-glue-point="0" svg:d="M17277 9302c1600 0 2400 966 2400 2900" svg:viewBox="0 0 240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902" svg:d="M564 0l-564 902h1131z"/>
    <draw:marker draw:name="Arrowhead_20_5" draw:display-name="Arrowhead 5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6T10:43:38.384034588</meta:creation-date>
    <dc:date>2014-04-06T12:02:29.507845063</dc:date>
    <meta:editing-duration>PT25M57S</meta:editing-duration>
    <meta:editing-cycles>6</meta:editing-cycles>
    <meta:generator>LibreOffice/4.2.2.1$Linux_x86 LibreOffice_project/420m0$Build-1</meta:generator>
    <meta:document-statistic meta:object-count="224"/>
  </office:meta>
</office:document-meta>
</file>